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 style:shadow="none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3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7.011cm" fo:margin-left="0cm" table:align="left" style:shadow="none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3.173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F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7.013cm" fo:margin-left="0cm" table:align="left" style:shadow="none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4.366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7.013cm" fo:margin-left="0cm" fo:break-before="page" table:align="left" style:shadow="none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263cm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6ea7c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06ea7c" officeooo:paragraph-rsid="0006ea7c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Footer">
      <style:paragraph-properties fo:text-align="end" style:justify-single-word="false"/>
      <style:text-properties style:font-name="Verdana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Heading">
      <style:text-properties style:font-name="Verdana" fo:font-size="11pt" style:font-size-asian="11pt" style:font-size-complex="11pt"/>
    </style:style>
    <style:style style:name="P2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text-input text:description="&lt;for each=&quot;o in objects&quot;&gt;">starts for loop item objects</text:text-input></text:p>
      <text:p text:style-name="P17"><text:placeholder text:placeholder-type="text">&lt;setLang('it_IT')&gt;</text:placeholder></text:p>
      <text:p text:style-name="P17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0">N. Partita:</text:p>
            <text:p text:style-name="P25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1.A2" office:value-type="string">
            <text:p text:style-name="P6">Prodotto: </text:p>
            <text:p text:style-name="P24">[<text:placeholder text:placeholder-type="text">&lt;o.product.default_code&gt;</text:placeholder>]</text:p>
            <text:p text:style-name="P24"><text:placeholder text:placeholder-type="text">&lt;o.product.name&gt;</text:placeholder></text:p>
          </table:table-cell>
          <table:table-cell table:style-name="Tabella1.A2" office:value-type="string">
            <text:p text:style-name="P6">Impianto:</text:p>
            <text:p text:style-name="P24"><text:placeholder text:placeholder-type="text">&lt;o.workcenter_id.name or ""&gt;</text:placeholder></text:p>
          </table:table-cell>
          <table:table-cell table:style-name="Tabella1.D2" office:value-type="string">
            <text:p text:style-name="P6">Data:</text:p>
            <text:p text:style-name="P24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2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9">Cod. Dog.</text:p>
          </table:table-cell>
          <table:table-cell table:style-name="Tabella2.A1" office:value-type="string">
            <text:p text:style-name="P4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F1" office:value-type="string">
            <text:p text:style-name="P3">Variazioni</text:p>
          </table:table-cell>
        </table:table-row>
        <table:table-row>
          <table:table-cell table:style-name="Tabella2.A2" table:number-columns-spanned="6" office:value-type="string">
            <text:p text:style-name="P2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3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32"><text:placeholder text:placeholder-type="text">&lt;material.product_id.name&gt;</text:placeholder></text:p>
          </table:table-cell>
          <table:table-cell table:style-name="Tabella2.A3" office:value-type="string">
            <text:p text:style-name="P26"><text:placeholder text:placeholder-type="text">&lt;material.quantity / o.cycle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6" office:value-type="string">
            <text:p text:style-name="P2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5">Totale</text:p>
          </table:table-cell>
          <table:covered-table-cell/>
          <table:table-cell table:style-name="Tabella2.A3" office:value-type="string">
            <text:p text:style-name="P27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office:value-type="string">
            <text:p text:style-name="P8"/>
          </table:table-cell>
        </table:table-row>
      </table:table>
      <text:p text:style-name="P2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1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text:span text:style-name="T2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'parameter_temperature'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10"><text:placeholder text:placeholder-type="text">&lt;o.lavoration_note&gt;</text:placeholder></text:p>
          </table:table-cell>
          <table:covered-table-cell/>
          <table:covered-table-cell/>
        </table:table-row>
      </table:table>
      <text:p text:style-name="P2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5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5.A2" office:value-type="string">
            <text:p text:style-name="P2">Prodotto: </text:p>
            <text:p text:style-name="P23">[<text:placeholder text:placeholder-type="text">&lt;o.product.default_code&gt;</text:placeholder>]</text:p>
            <text:p text:style-name="P23"><text:placeholder text:placeholder-type="text">&lt;o.product.name&gt;</text:placeholder></text:p>
          </table:table-cell>
          <table:table-cell table:style-name="Tabella5.A2" office:value-type="string">
            <text:p text:style-name="P2">Impianto:</text:p>
            <text:p text:style-name="P23"><text:placeholder text:placeholder-type="text">&lt;o.workcenter_id.name or ""&gt;</text:placeholder></text:p>
          </table:table-cell>
          <table:table-cell table:style-name="Tabella5.D2" office:value-type="string">
            <text:p text:style-name="P2">Data:</text:p>
            <text:p text:style-name="P2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9"><text:text-input text:description="&lt;for each=&quot;ol in o.production_id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29"><text:soft-page-break/><text:text-input text:description="&lt;/for&gt;">/for</text:text-input></text:p>
            <text:p text:style-name="P29"><text:text-input text:description="&lt;for each=&quot;ol in o.production_id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9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">Note: <text:span text:style-name="T3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20"/>
      <text:p text:style-name="P18">Legenda: Q.C.P. = Quality Control Passed</text:p>
      <text:p text:style-name="P13"><text:placeholder text:placeholder-type="text">&lt;if test="len(objects)&gt;1 and o.id!=objects[-1].id"&gt;</text:placeholder></text:p>
      <text:p text:style-name="P31"/>
      <text:p text:style-name="P21"><text:placeholder text:placeholder-type="text">&lt;/if&gt;</text:placeholder></text:p>
      <text:p text:style-name="P19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lavora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11T14:45:51.823875196</dc:date>
    <meta:editing-duration>P1DT15H26M51S</meta:editing-duration>
    <meta:editing-cycles>256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6" meta:word-count="193" meta:character-count="2017" meta:non-whitespace-character-count="1908"/>
    <meta:user-defined meta:name="Info 1"/>
    <meta:user-defined meta:name="Info 2"/>
    <meta:user-defined meta:name="Info 3"/>
    <meta:user-defined meta:name="Info 4"/>
  </office:meta>
</office:document-meta>
</file>